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2"><text:soft-page-break/>Sat April 28, 2018 <text:span text:style-name="T1">5 miles</text:span></text:p>
      <text:p text:style-name="P2">I ran ½ mile down to the Wise Center and rested a few minutes.</text:p>
      <text:p text:style-name="P2">On a treadmill:</text:p>
      <text:p text:style-name="P2">2 miles in 10:04 + 8: 41 = 18:45 and rested about 4:00</text:p>
      <text:p text:style-name="P2">2 x ¼ mile each in 2:00 with a ¼ mile jog before each run</text:p>
      <text:p text:style-name="P2">½ mile jog</text:p>
      <text:p text:style-name="P2">2 x ½ mile each in 4:00 with a ¼ mile jog between the 2 runs</text:p>
      <text:p text:style-name="P2">¼ mile jog</text:p>
      <text:p text:style-name="P2">All the jogs were at about 12:00/mile pace.</text:p>
      <text:p text:style-name="P2"/>
      <text:p text:style-name="P1">I was going to run the Buffalo 6 Hour Distance Classic on April 29. But because the windchill is supposed to be in the 20's for the first 3 hours I decided not to run it.</text:p>
      <text:p text:style-name="P1"/>
      <text:p text:style-name="P2">Sun April 29, 2018 <text:span text:style-name="T1">5.75 miles</text:span> </text:p>
      <text:p text:style-name="P2">I ran ½ mile down to the Wise Center and rested a few minutes.</text:p>
      <text:p text:style-name="P2">On a treadmill:</text:p>
      <text:list xml:id="list1976447855298715624" text:style-name="L1">
        <text:list-item>
          <text:list>
            <text:list-header>
              <text:p text:style-name="P12">1.5 miles averaging 9:00/mile with some paces as fast as 7:41/mile</text:p>
              <text:p text:style-name="P12">rested about 5 minutes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8/mile</text:p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30T14:39:22.59</dc:date>
    <dc:creator>James Lombardi</dc:creator>
    <meta:editing-duration>P2DT15H25M28S</meta:editing-duration>
    <meta:editing-cycles>250</meta:editing-cycles>
    <meta:generator>OpenOffice/4.1.2$Win32 OpenOffice.org_project/412m3$Build-9782</meta:generator>
    <meta:document-statistic meta:table-count="0" meta:image-count="0" meta:object-count="0" meta:page-count="10" meta:paragraph-count="204" meta:word-count="2662" meta:character-count="12867"/>
  </office:meta>
</office:document-meta>
</file>